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8438" officeooo:paragraph-rsid="001f8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script "script.sh" lancia la versione smart dell'algoritmo il numero di volte passato come argomento; ad esempio:</text:p>
      <text:p text:style-name="P1"/>
      <text:p text:style-name="P1">$ ./script.sh 100</text:p>
      <text:p text:style-name="P1"/>
      <text:p text:style-name="P1">Tale script contiene il seguente comando:</text:p>
      <text:p text:style-name="P1"/>
      <text:p text:style-name="P1">python ../../PycharmProjects/TaskScheduler3/smart_scheduler.py /home/cossmic/public_html/Configurator/behaviours/B12 -w 1</text:p>
      <text:p text:style-name="P1"/>
      <text:p text:style-name="P1">Ovvero viene lanciato lo script python "smart_scheduler.py" passando come argomento una cartella esportata con il Configurator.</text:p>
      <text:p text:style-name="P1">L'altro argomento (-w 1) serve a scrivere i risultati dello script nel formato e nel file indicati dalle righe 484 a 490 di smart_scheduler.py</text:p>
      <text:p text:style-name="P1">La prima cosa da fare è quindi quella di modificare le suddette righe di codice per indicare un percorso di file relativo allo specifico file system.</text:p>
      <text:p text:style-name="P1">Ogni esecuzione dell'algoritmo termina o perchè si è raggiunto il numero massimo di iterazioni (riga 371) o perchè la norma della popolazione è minore di 10E-6 (riga 474)</text:p>
      <text:p text:style-name="P1"/>
      <text:p text:style-name="P1">Le stesse considerazioni valgono per lo script "script_nosmart.sh", dove viene lanciato lo script python standard_scheduler.py</text:p>
      <text:p text:style-name="P1"/>
      <text:p text:style-name="P1">Attenzione al contenuto della cartella esportata dal configurator! Lo script python entra infatti nei file CSV dei vincoli (constraints) per trovare i nomi dei file contenenti le timeseries; se tali nomi contengono spazi, potrebbero verificarsi anomalie. In tal caso sostituire gli spazi dai nomi dei file nel CSV constraints e rinominare i corrispondenti file in accordo alle modifiche fatte al CSV constra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0:48:10.646281106</meta:creation-date>
    <dc:date>2017-01-12T20:49:07.211769701</dc:date>
    <meta:editing-duration>PT58S</meta:editing-duration>
    <meta:editing-cycles>1</meta:editing-cycles>
    <meta:document-statistic meta:table-count="0" meta:image-count="0" meta:object-count="0" meta:page-count="1" meta:paragraph-count="10" meta:word-count="202" meta:character-count="1421" meta:non-whitespace-character-count="1229"/>
    <meta:generator>LibreOffice/5.0.6.2$Linux_X86_64 LibreOffice_project/00m0$Build-2</meta:generator>
  </office:meta>
</office:document-meta>
</file>